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5.06453119396232">
            <text:p>145.06453119396232</text:p>
          </table:table-cell>
          <table:table-cell office:value-type="float" office:value="2.7405805402004852">
            <text:p>2.740580540200485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5.4410853093184">
            <text:p>145.4410853093184</text:p>
          </table:table-cell>
          <table:table-cell office:value-type="float" office:value="3.5571670539532136">
            <text:p>3.557167053953213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50.98017315354954">
            <text:p>150.98017315354954</text:p>
          </table:table-cell>
          <table:table-cell office:value-type="float" office:value="3.4560892048061387">
            <text:p>3.4560892048061387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50.7252530888202">
            <text:p>150.7252530888202</text:p>
          </table:table-cell>
          <table:table-cell office:value-type="float" office:value="2.7477205727069673">
            <text:p>2.747720572706967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6.326550788583">
            <text:p>146.326550788583</text:p>
          </table:table-cell>
          <table:table-cell office:value-type="float" office:value="3.0116225142721573">
            <text:p>3.011622514272157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7.24378530211726">
            <text:p>147.24378530211726</text:p>
          </table:table-cell>
          <table:table-cell office:value-type="float" office:value="3.0893031426376663">
            <text:p>3.0893031426376663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6.4856764221451">
            <text:p>146.4856764221451</text:p>
          </table:table-cell>
          <table:table-cell office:value-type="float" office:value="2.873053295452721">
            <text:p>2.87305329545272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9.67585957001697">
            <text:p>149.67585957001697</text:p>
          </table:table-cell>
          <table:table-cell office:value-type="float" office:value="2.8706208383197427">
            <text:p>2.870620838319742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6.09625085875615">
            <text:p>146.09625085875615</text:p>
          </table:table-cell>
          <table:table-cell office:value-type="float" office:value="2.042353485439622">
            <text:p>2.042353485439622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1.6809708733121">
            <text:p>141.6809708733121</text:p>
          </table:table-cell>
          <table:table-cell office:value-type="float" office:value="3.137789756353466">
            <text:p>3.137789756353466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6.01582700871194">
            <text:p>146.01582700871194</text:p>
          </table:table-cell>
          <table:table-cell office:value-type="float" office:value="2.309187552218986">
            <text:p>2.30918755221898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8.02055712642417">
            <text:p>148.02055712642417</text:p>
          </table:table-cell>
          <table:table-cell office:value-type="float" office:value="3.9919297558810998">
            <text:p>3.991929755881099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0.894945253927">
            <text:p>140.894945253927</text:p>
          </table:table-cell>
          <table:table-cell office:value-type="float" office:value="3.0850838380993584">
            <text:p>3.085083838099358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0.70195705891814">
            <text:p>140.70195705891814</text:p>
          </table:table-cell>
          <table:table-cell office:value-type="float" office:value="2.856199331009829">
            <text:p>2.856199331009829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26.9372803686093">
            <text:p>126.9372803686093</text:p>
          </table:table-cell>
          <table:table-cell office:value-type="float" office:value="4.002174219798769">
            <text:p>4.00217421979876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82.1169726003989">
            <text:p>82.1169726003989</text:p>
          </table:table-cell>
          <table:table-cell office:value-type="float" office:value="5.8616571111421445">
            <text:p>5.8616571111421445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9.950842335667136">
            <text:p>29.950842335667136</text:p>
          </table:table-cell>
          <table:table-cell office:value-type="float" office:value="3.8390730195870533">
            <text:p>3.839073019587053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5.238922890401688">
            <text:p>5.238922890401688</text:p>
          </table:table-cell>
          <table:table-cell office:value-type="float" office:value="3.0079291518596722">
            <text:p>3.007929151859672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.189576173786401">
            <text:p>4.189576173786401</text:p>
          </table:table-cell>
          <table:table-cell office:value-type="float" office:value="3.275844364086597">
            <text:p>3.27584436408659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0.8973475044780906">
            <text:p>0.8973475044780906</text:p>
          </table:table-cell>
          <table:table-cell office:value-type="float" office:value="0.016245011866700125">
            <text:p>0.01624501186670012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0.8439604975200515">
            <text:p>0.8439604975200515</text:p>
          </table:table-cell>
          <table:table-cell office:value-type="float" office:value="0.019402076279807653">
            <text:p>0.01940207627980765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0.7816595650625034">
            <text:p>0.7816595650625034</text:p>
          </table:table-cell>
          <table:table-cell office:value-type="float" office:value="0.007224427901209619">
            <text:p>0.007224427901209619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0.7810507011048258">
            <text:p>0.7810507011048258</text:p>
          </table:table-cell>
          <table:table-cell office:value-type="float" office:value="0.010425533504388563">
            <text:p>0.01042553350438856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0.7415377096761783">
            <text:p>0.7415377096761783</text:p>
          </table:table-cell>
          <table:table-cell office:value-type="float" office:value="0.009739291864560864">
            <text:p>0.00973929186456086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0.6733948113722465">
            <text:p>0.6733948113722465</text:p>
          </table:table-cell>
          <table:table-cell office:value-type="float" office:value="0.01201848332516973">
            <text:p>0.01201848332516973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0.6574982948222089">
            <text:p>0.6574982948222089</text:p>
          </table:table-cell>
          <table:table-cell office:value-type="float" office:value="0.010266192499265102">
            <text:p>0.01026619249926510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0.5698302528182898">
            <text:p>0.5698302528182898</text:p>
          </table:table-cell>
          <table:table-cell office:value-type="float" office:value="0.013988330867166695">
            <text:p>0.01398833086716669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0.540128930012836">
            <text:p>0.540128930012836</text:p>
          </table:table-cell>
          <table:table-cell office:value-type="float" office:value="0.013015339775258398">
            <text:p>0.01301533977525839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0.48758458214811473">
            <text:p>0.48758458214811473</text:p>
          </table:table-cell>
          <table:table-cell office:value-type="float" office:value="0.009754797711031958">
            <text:p>0.00975479771103195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0.4393425734934905">
            <text:p>0.4393425734934905</text:p>
          </table:table-cell>
          <table:table-cell office:value-type="float" office:value="0.007196563674706185">
            <text:p>0.00719656367470618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0.39873058640830716">
            <text:p>0.39873058640830716</text:p>
          </table:table-cell>
          <table:table-cell office:value-type="float" office:value="0.006938389980451887">
            <text:p>0.00693838998045188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35607333613627606">
            <text:p>0.35607333613627606</text:p>
          </table:table-cell>
          <table:table-cell office:value-type="float" office:value="0.00680689112087131">
            <text:p>0.00680689112087131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32526177780448584">
            <text:p>0.32526177780448584</text:p>
          </table:table-cell>
          <table:table-cell office:value-type="float" office:value="0.00759707390355912">
            <text:p>0.0075970739035591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29173321273959485">
            <text:p>0.29173321273959485</text:p>
          </table:table-cell>
          <table:table-cell office:value-type="float" office:value="0.008188191641587574">
            <text:p>0.008188191641587574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2672797844165475">
            <text:p>0.2672797844165475</text:p>
          </table:table-cell>
          <table:table-cell office:value-type="float" office:value="0.004255591551044511">
            <text:p>0.00425559155104451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22772294313038394">
            <text:p>0.22772294313038394</text:p>
          </table:table-cell>
          <table:table-cell office:value-type="float" office:value="0.006463536715348421">
            <text:p>0.006463536715348421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2113664212457776">
            <text:p>0.2113664212457776</text:p>
          </table:table-cell>
          <table:table-cell office:value-type="float" office:value="0.005166747201012159">
            <text:p>0.005166747201012159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19882466092451068">
            <text:p>0.19882466092451068</text:p>
          </table:table-cell>
          <table:table-cell office:value-type="float" office:value="0.00502040276221116">
            <text:p>0.0050204027622111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0.6899436719515034">
            <text:p>0.6899436719515034</text:p>
          </table:table-cell>
          <table:table-cell office:value-type="float" office:value="0.010356470066132465">
            <text:p>0.010356470066132465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70889663781889">
            <text:p>1.470889663781889</text:p>
          </table:table-cell>
          <table:table-cell office:value-type="float" office:value="0.009314909074536044">
            <text:p>0.00931490907453604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1524341673170473">
            <text:p>2.1524341673170473</text:p>
          </table:table-cell>
          <table:table-cell office:value-type="float" office:value="0.012309632028840278">
            <text:p>0.012309632028840278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8655184815417285">
            <text:p>2.8655184815417285</text:p>
          </table:table-cell>
          <table:table-cell office:value-type="float" office:value="0.02229895349509232">
            <text:p>0.0222989534950923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736037523914">
            <text:p>3.736037523914</text:p>
          </table:table-cell>
          <table:table-cell office:value-type="float" office:value="0.029957380664594017">
            <text:p>0.029957380664594017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4.733476591623211">
            <text:p>4.733476591623211</text:p>
          </table:table-cell>
          <table:table-cell office:value-type="float" office:value="0.06128355457770285">
            <text:p>0.0612835545777028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5.569089676704497">
            <text:p>5.569089676704497</text:p>
          </table:table-cell>
          <table:table-cell office:value-type="float" office:value="0.08180200949949591">
            <text:p>0.0818020094994959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6.808189804815432">
            <text:p>6.808189804815432</text:p>
          </table:table-cell>
          <table:table-cell office:value-type="float" office:value="0.1091435189744871">
            <text:p>0.1091435189744871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958252698784418">
            <text:p>7.958252698784418</text:p>
          </table:table-cell>
          <table:table-cell office:value-type="float" office:value="0.17877255577673848">
            <text:p>0.17877255577673848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.677270122385304">
            <text:p>9.677270122385304</text:p>
          </table:table-cell>
          <table:table-cell office:value-type="float" office:value="0.17546862789833603">
            <text:p>0.1754686278983360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1.403930028821414">
            <text:p>11.403930028821414</text:p>
          </table:table-cell>
          <table:table-cell office:value-type="float" office:value="0.2737551163895778">
            <text:p>0.2737551163895778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3.832465781308349">
            <text:p>13.832465781308349</text:p>
          </table:table-cell>
          <table:table-cell office:value-type="float" office:value="0.38897946545823703">
            <text:p>0.38897946545823703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7.482115330973595">
            <text:p>17.482115330973595</text:p>
          </table:table-cell>
          <table:table-cell office:value-type="float" office:value="0.47433999579977615">
            <text:p>0.4743399957997761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0.96642749656037">
            <text:p>20.96642749656037</text:p>
          </table:table-cell>
          <table:table-cell office:value-type="float" office:value="0.5014120719945931">
            <text:p>0.5014120719945931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9.580330407739204">
            <text:p>29.580330407739204</text:p>
          </table:table-cell>
          <table:table-cell office:value-type="float" office:value="0.9390696997548691">
            <text:p>0.9390696997548691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45.66605096179926">
            <text:p>45.66605096179926</text:p>
          </table:table-cell>
          <table:table-cell office:value-type="float" office:value="0.8986110366283594">
            <text:p>0.898611036628359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65.88004223590441">
            <text:p>65.88004223590441</text:p>
          </table:table-cell>
          <table:table-cell office:value-type="float" office:value="0.964353783136719">
            <text:p>0.964353783136719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87.96351003359584">
            <text:p>87.96351003359584</text:p>
          </table:table-cell>
          <table:table-cell office:value-type="float" office:value="1.5003695817840375">
            <text:p>1.500369581784037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11.67447057560055">
            <text:p>111.67447057560055</text:p>
          </table:table-cell>
          <table:table-cell office:value-type="float" office:value="1.097842905141537">
            <text:p>1.097842905141537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44.21983192812309">
            <text:p>144.21983192812309</text:p>
          </table:table-cell>
          <table:table-cell office:value-type="float" office:value="1.744691562105088">
            <text:p>1.74469156210508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92.10682828260855">
            <text:p>192.10682828260855</text:p>
          </table:table-cell>
          <table:table-cell office:value-type="float" office:value="1.9627091491200697">
            <text:p>1.962709149120069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59.60485772334795">
            <text:p>259.60485772334795</text:p>
          </table:table-cell>
          <table:table-cell office:value-type="float" office:value="2.146738674782425">
            <text:p>2.14673867478242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38.5490282094212">
            <text:p>338.5490282094212</text:p>
          </table:table-cell>
          <table:table-cell office:value-type="float" office:value="2.896752941879063">
            <text:p>2.896752941879063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9.1099969018898">
            <text:p>209.1099969018898</text:p>
          </table:table-cell>
          <table:table-cell office:value-type="float" office:value="2.8458959630323797">
            <text:p>2.8458959630323797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4.05319895105515">
            <text:p>204.05319895105515</text:p>
          </table:table-cell>
          <table:table-cell office:value-type="float" office:value="3.799163580770931">
            <text:p>3.799163580770931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97.39157026872547">
            <text:p>197.39157026872547</text:p>
          </table:table-cell>
          <table:table-cell office:value-type="float" office:value="4.483787940356984">
            <text:p>4.48378794035698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8.09861054608692">
            <text:p>208.09861054608692</text:p>
          </table:table-cell>
          <table:table-cell office:value-type="float" office:value="4.018559454277111">
            <text:p>4.01855945427711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7.05874757114566">
            <text:p>207.05874757114566</text:p>
          </table:table-cell>
          <table:table-cell office:value-type="float" office:value="3.4258022786004227">
            <text:p>3.425802278600422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4.8820043443267">
            <text:p>204.8820043443267</text:p>
          </table:table-cell>
          <table:table-cell office:value-type="float" office:value="3.884731068216447">
            <text:p>3.884731068216447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10.69514643340887">
            <text:p>210.69514643340887</text:p>
          </table:table-cell>
          <table:table-cell office:value-type="float" office:value="3.6527161401468162">
            <text:p>3.652716140146816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1.6069112011307">
            <text:p>201.6069112011307</text:p>
          </table:table-cell>
          <table:table-cell office:value-type="float" office:value="5.174886606802649">
            <text:p>5.174886606802649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14.49178461401533">
            <text:p>214.49178461401533</text:p>
          </table:table-cell>
          <table:table-cell office:value-type="float" office:value="3.7594092753287964">
            <text:p>3.759409275328796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9.1881116714852">
            <text:p>209.1881116714852</text:p>
          </table:table-cell>
          <table:table-cell office:value-type="float" office:value="3.3066621558811966">
            <text:p>3.3066621558811966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4.6898223568616">
            <text:p>204.6898223568616</text:p>
          </table:table-cell>
          <table:table-cell office:value-type="float" office:value="3.3730199610115115">
            <text:p>3.373019961011511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2.74659726107802">
            <text:p>202.74659726107802</text:p>
          </table:table-cell>
          <table:table-cell office:value-type="float" office:value="4.382452376038717">
            <text:p>4.382452376038717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9.19611206612143">
            <text:p>209.19611206612143</text:p>
          </table:table-cell>
          <table:table-cell office:value-type="float" office:value="4.890024330986446">
            <text:p>4.89002433098644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7.4517248690096">
            <text:p>207.4517248690096</text:p>
          </table:table-cell>
          <table:table-cell office:value-type="float" office:value="4.622250873915898">
            <text:p>4.62225087391589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3.68608758033633">
            <text:p>203.68608758033633</text:p>
          </table:table-cell>
          <table:table-cell office:value-type="float" office:value="2.1218881056359815">
            <text:p>2.121888105635981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02.55283777525483">
            <text:p>202.55283777525483</text:p>
          </table:table-cell>
          <table:table-cell office:value-type="float" office:value="2.7880749151282056">
            <text:p>2.7880749151282056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0.29978709553106">
            <text:p>200.29978709553106</text:p>
          </table:table-cell>
          <table:table-cell office:value-type="float" office:value="3.5868617267734604">
            <text:p>3.586861726773460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89.60527884144034">
            <text:p>189.60527884144034</text:p>
          </table:table-cell>
          <table:table-cell office:value-type="float" office:value="2.237289506541677">
            <text:p>2.237289506541677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22.69499628868714">
            <text:p>122.69499628868714</text:p>
          </table:table-cell>
          <table:table-cell office:value-type="float" office:value="4.415131946826296">
            <text:p>4.415131946826296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9.06204362649096">
            <text:p>49.06204362649096</text:p>
          </table:table-cell>
          <table:table-cell office:value-type="float" office:value="6.537455481459454">
            <text:p>6.537455481459454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5.155350864229982">
            <text:p>15.155350864229982</text:p>
          </table:table-cell>
          <table:table-cell office:value-type="float" office:value="6.342644580310098">
            <text:p>6.342644580310098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.3904614265506827">
            <text:p>1.3904614265506827</text:p>
          </table:table-cell>
          <table:table-cell office:value-type="float" office:value="0.5017307008205188">
            <text:p>0.5017307008205188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0.869167670425964">
            <text:p>0.869167670425964</text:p>
          </table:table-cell>
          <table:table-cell office:value-type="float" office:value="0.009920755741277366">
            <text:p>0.009920755741277366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0.8523804232868658">
            <text:p>0.8523804232868658</text:p>
          </table:table-cell>
          <table:table-cell office:value-type="float" office:value="0.015701642732542074">
            <text:p>0.01570164273254207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0.8118504027013659">
            <text:p>0.8118504027013659</text:p>
          </table:table-cell>
          <table:table-cell office:value-type="float" office:value="0.0178845633489086">
            <text:p>0.017884563348908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0.7927550062888835">
            <text:p>0.7927550062888835</text:p>
          </table:table-cell>
          <table:table-cell office:value-type="float" office:value="0.015664208545854624">
            <text:p>0.01566420854585462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0.7116644655992401">
            <text:p>0.7116644655992401</text:p>
          </table:table-cell>
          <table:table-cell office:value-type="float" office:value="0.017330658039529587">
            <text:p>0.01733065803952958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0.6877583380149943">
            <text:p>0.6877583380149943</text:p>
          </table:table-cell>
          <table:table-cell office:value-type="float" office:value="0.01049147223464476">
            <text:p>0.0104914722346447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0.6483164264711349">
            <text:p>0.6483164264711349</text:p>
          </table:table-cell>
          <table:table-cell office:value-type="float" office:value="0.0069959919947667525">
            <text:p>0.0069959919947667525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0.5920457529309756">
            <text:p>0.5920457529309756</text:p>
          </table:table-cell>
          <table:table-cell office:value-type="float" office:value="0.018343889185333594">
            <text:p>0.018343889185333594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0.5404186381390749">
            <text:p>0.5404186381390749</text:p>
          </table:table-cell>
          <table:table-cell office:value-type="float" office:value="0.007722590842655869">
            <text:p>0.007722590842655869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49831617176531573">
            <text:p>0.49831617176531573</text:p>
          </table:table-cell>
          <table:table-cell office:value-type="float" office:value="0.014175473439714021">
            <text:p>0.014175473439714021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4548111773823805">
            <text:p>0.4548111773823805</text:p>
          </table:table-cell>
          <table:table-cell office:value-type="float" office:value="0.012572406947371256">
            <text:p>0.01257240694737125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418885388648495">
            <text:p>0.418885388648495</text:p>
          </table:table-cell>
          <table:table-cell office:value-type="float" office:value="0.01387561009028792">
            <text:p>0.0138756100902879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36366919997873587">
            <text:p>0.36366919997873587</text:p>
          </table:table-cell>
          <table:table-cell office:value-type="float" office:value="0.007523902894008396">
            <text:p>0.00752390289400839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34640611326799053">
            <text:p>0.34640611326799053</text:p>
          </table:table-cell>
          <table:table-cell office:value-type="float" office:value="0.008319313069693142">
            <text:p>0.00831931306969314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30371278621862585">
            <text:p>0.30371278621862585</text:p>
          </table:table-cell>
          <table:table-cell office:value-type="float" office:value="0.0032854235498853625">
            <text:p>0.003285423549885362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28983387220721085">
            <text:p>0.28983387220721085</text:p>
          </table:table-cell>
          <table:table-cell office:value-type="float" office:value="0.007987756421021746">
            <text:p>0.00798775642102174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0.6725915687052296">
            <text:p>0.6725915687052296</text:p>
          </table:table-cell>
          <table:table-cell office:value-type="float" office:value="0.01606310278813015">
            <text:p>0.01606310278813015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37541914732713">
            <text:p>1.437541914732713</text:p>
          </table:table-cell>
          <table:table-cell office:value-type="float" office:value="0.012609357136688462">
            <text:p>0.0126093571366884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441043666722236">
            <text:p>2.0441043666722236</text:p>
          </table:table-cell>
          <table:table-cell office:value-type="float" office:value="0.022534476675993474">
            <text:p>0.02253447667599347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679730465121914">
            <text:p>2.679730465121914</text:p>
          </table:table-cell>
          <table:table-cell office:value-type="float" office:value="0.027974714570068362">
            <text:p>0.02797471457006836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3623828982028967">
            <text:p>3.3623828982028967</text:p>
          </table:table-cell>
          <table:table-cell office:value-type="float" office:value="0.043660795881037474">
            <text:p>0.0436607958810374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4.088459272019619">
            <text:p>4.088459272019619</text:p>
          </table:table-cell>
          <table:table-cell office:value-type="float" office:value="0.0776010574361001">
            <text:p>0.0776010574361001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5.309570825987111">
            <text:p>5.309570825987111</text:p>
          </table:table-cell>
          <table:table-cell office:value-type="float" office:value="0.07918359245488804">
            <text:p>0.0791835924548880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6.2637039471049585">
            <text:p>6.2637039471049585</text:p>
          </table:table-cell>
          <table:table-cell office:value-type="float" office:value="0.14905201143738087">
            <text:p>0.1490520114373808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447654262492438">
            <text:p>7.447654262492438</text:p>
          </table:table-cell>
          <table:table-cell office:value-type="float" office:value="0.21347368049538842">
            <text:p>0.2134736804953884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.176474867942135">
            <text:p>9.176474867942135</text:p>
          </table:table-cell>
          <table:table-cell office:value-type="float" office:value="0.16868378635989492">
            <text:p>0.1686837863598949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913875877483063">
            <text:p>10.913875877483063</text:p>
          </table:table-cell>
          <table:table-cell office:value-type="float" office:value="0.16822603738663647">
            <text:p>0.16822603738663647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82632541428433">
            <text:p>12.82632541428433</text:p>
          </table:table-cell>
          <table:table-cell office:value-type="float" office:value="0.2455330416515384">
            <text:p>0.245533041651538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902928327297019">
            <text:p>15.902928327297019</text:p>
          </table:table-cell>
          <table:table-cell office:value-type="float" office:value="0.6632795387612506">
            <text:p>0.663279538761250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9.3156381674566">
            <text:p>19.3156381674566</text:p>
          </table:table-cell>
          <table:table-cell office:value-type="float" office:value="0.4096969495037122">
            <text:p>0.409696949503712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4.753353149202606">
            <text:p>24.753353149202606</text:p>
          </table:table-cell>
          <table:table-cell office:value-type="float" office:value="0.8665996865695086">
            <text:p>0.866599686569508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38.28892102696706">
            <text:p>38.28892102696706</text:p>
          </table:table-cell>
          <table:table-cell office:value-type="float" office:value="1.642640868935678">
            <text:p>1.64264086893567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62.232098995511365">
            <text:p>62.232098995511365</text:p>
          </table:table-cell>
          <table:table-cell office:value-type="float" office:value="0.9494942054046341">
            <text:p>0.9494942054046341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87.9141029282015">
            <text:p>87.9141029282015</text:p>
          </table:table-cell>
          <table:table-cell office:value-type="float" office:value="1.078237350988166">
            <text:p>1.07823735098816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14.5330372838539">
            <text:p>114.5330372838539</text:p>
          </table:table-cell>
          <table:table-cell office:value-type="float" office:value="1.3491087067365577">
            <text:p>1.3491087067365577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46.73186410403972">
            <text:p>146.73186410403972</text:p>
          </table:table-cell>
          <table:table-cell office:value-type="float" office:value="1.6524736647295788">
            <text:p>1.652473664729578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82.70889580523345">
            <text:p>182.70889580523345</text:p>
          </table:table-cell>
          <table:table-cell office:value-type="float" office:value="1.455899317808357">
            <text:p>1.45589931780835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39.96926353434782">
            <text:p>239.96926353434782</text:p>
          </table:table-cell>
          <table:table-cell office:value-type="float" office:value="1.354876902269216">
            <text:p>1.35487690226921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21.5387960503912">
            <text:p>321.5387960503912</text:p>
          </table:table-cell>
          <table:table-cell office:value-type="float" office:value="3.699268012652488">
            <text:p>3.699268012652488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17.5859654764576">
            <text:p>317.5859654764576</text:p>
          </table:table-cell>
          <table:table-cell office:value-type="float" office:value="5.351158777792181">
            <text:p>5.351158777792181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24.4947729524926">
            <text:p>324.4947729524926</text:p>
          </table:table-cell>
          <table:table-cell office:value-type="float" office:value="4.66181503172625">
            <text:p>4.6618150317262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21.7474680558762">
            <text:p>321.7474680558762</text:p>
          </table:table-cell>
          <table:table-cell office:value-type="float" office:value="5.058404531436435">
            <text:p>5.05840453143643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30.4977881579783">
            <text:p>330.4977881579783</text:p>
          </table:table-cell>
          <table:table-cell office:value-type="float" office:value="3.3253779181072276">
            <text:p>3.325377918107227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22.1605291236587">
            <text:p>322.1605291236587</text:p>
          </table:table-cell>
          <table:table-cell office:value-type="float" office:value="6.166528059381352">
            <text:p>6.16652805938135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33.7535490650222">
            <text:p>333.7535490650222</text:p>
          </table:table-cell>
          <table:table-cell office:value-type="float" office:value="4.923525052708621">
            <text:p>4.92352505270862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24.71188158052877">
            <text:p>324.71188158052877</text:p>
          </table:table-cell>
          <table:table-cell office:value-type="float" office:value="7.527603074556453">
            <text:p>7.52760307455645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29.94361608403926">
            <text:p>329.94361608403926</text:p>
          </table:table-cell>
          <table:table-cell office:value-type="float" office:value="7.5855888805911595">
            <text:p>7.585588880591159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29.4683598980102">
            <text:p>329.4683598980102</text:p>
          </table:table-cell>
          <table:table-cell office:value-type="float" office:value="5.694111366775954">
            <text:p>5.69411136677595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25.1615332994868">
            <text:p>325.1615332994868</text:p>
          </table:table-cell>
          <table:table-cell office:value-type="float" office:value="4.410845088173097">
            <text:p>4.41084508817309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39.65691498881">
            <text:p>339.65691498881</text:p>
          </table:table-cell>
          <table:table-cell office:value-type="float" office:value="4.468953666803027">
            <text:p>4.468953666803027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19.6620071533896">
            <text:p>319.6620071533896</text:p>
          </table:table-cell>
          <table:table-cell office:value-type="float" office:value="3.75511492154824">
            <text:p>3.7551149215482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42.62357185462133">
            <text:p>342.62357185462133</text:p>
          </table:table-cell>
          <table:table-cell office:value-type="float" office:value="7.8835072114802145">
            <text:p>7.883507211480214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30.4557495509235">
            <text:p>330.4557495509235</text:p>
          </table:table-cell>
          <table:table-cell office:value-type="float" office:value="9.342125553625637">
            <text:p>9.342125553625637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22.31001010170326">
            <text:p>322.31001010170326</text:p>
          </table:table-cell>
          <table:table-cell office:value-type="float" office:value="4.814789505494268">
            <text:p>4.814789505494268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3.4852081249625">
            <text:p>323.4852081249625</text:p>
          </table:table-cell>
          <table:table-cell office:value-type="float" office:value="6.742134663193128">
            <text:p>6.74213466319312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19.6879281994872">
            <text:p>319.6879281994872</text:p>
          </table:table-cell>
          <table:table-cell office:value-type="float" office:value="7.478182455349737">
            <text:p>7.47818245534973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24.2827335097431">
            <text:p>324.2827335097431</text:p>
          </table:table-cell>
          <table:table-cell office:value-type="float" office:value="5.605646707155066">
            <text:p>5.605646707155066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18.6017822086227">
            <text:p>318.6017822086227</text:p>
          </table:table-cell>
          <table:table-cell office:value-type="float" office:value="5.382022712382051">
            <text:p>5.382022712382051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22.48523134095825">
            <text:p>322.48523134095825</text:p>
          </table:table-cell>
          <table:table-cell office:value-type="float" office:value="6.510402071289262">
            <text:p>6.51040207128926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31.9805329967154">
            <text:p>331.9805329967154</text:p>
          </table:table-cell>
          <table:table-cell office:value-type="float" office:value="6.958011813352546">
            <text:p>6.958011813352546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03.75117210111506">
            <text:p>303.75117210111506</text:p>
          </table:table-cell>
          <table:table-cell office:value-type="float" office:value="6.682381639243282">
            <text:p>6.682381639243282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53.12272891210623">
            <text:p>253.12272891210623</text:p>
          </table:table-cell>
          <table:table-cell office:value-type="float" office:value="8.666600000219391">
            <text:p>8.666600000219391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35.3455678063643">
            <text:p>135.3455678063643</text:p>
          </table:table-cell>
          <table:table-cell office:value-type="float" office:value="6.559117308808997">
            <text:p>6.559117308808997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57.517256102435645">
            <text:p>57.517256102435645</text:p>
          </table:table-cell>
          <table:table-cell office:value-type="float" office:value="10.719576725615994">
            <text:p>10.71957672561599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1.118004298575745">
            <text:p>11.118004298575745</text:p>
          </table:table-cell>
          <table:table-cell office:value-type="float" office:value="5.241852781764724">
            <text:p>5.24185278176472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0.9270456215508011">
            <text:p>0.9270456215508011</text:p>
          </table:table-cell>
          <table:table-cell office:value-type="float" office:value="0.01622279787311973">
            <text:p>0.01622279787311973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0.8586357010049861">
            <text:p>0.8586357010049861</text:p>
          </table:table-cell>
          <table:table-cell office:value-type="float" office:value="0.018186308011114326">
            <text:p>0.01818630801111432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0.8317116191667768">
            <text:p>0.8317116191667768</text:p>
          </table:table-cell>
          <table:table-cell office:value-type="float" office:value="0.012506755672116749">
            <text:p>0.012506755672116749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0.7912341326103982">
            <text:p>0.7912341326103982</text:p>
          </table:table-cell>
          <table:table-cell office:value-type="float" office:value="0.016831568244986952">
            <text:p>0.01683156824498695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0.7370410094694995">
            <text:p>0.7370410094694995</text:p>
          </table:table-cell>
          <table:table-cell office:value-type="float" office:value="0.009148201196477997">
            <text:p>0.00914820119647799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7089109654754241">
            <text:p>0.7089109654754241</text:p>
          </table:table-cell>
          <table:table-cell office:value-type="float" office:value="0.012684356536485374">
            <text:p>0.012684356536485374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6747057646110146">
            <text:p>0.6747057646110146</text:p>
          </table:table-cell>
          <table:table-cell office:value-type="float" office:value="0.020392038470023414">
            <text:p>0.02039203847002341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6089345913541465">
            <text:p>0.6089345913541465</text:p>
          </table:table-cell>
          <table:table-cell office:value-type="float" office:value="0.015550651045887041">
            <text:p>0.015550651045887041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5686275101262627">
            <text:p>0.5686275101262627</text:p>
          </table:table-cell>
          <table:table-cell office:value-type="float" office:value="0.008594146025749035">
            <text:p>0.00859414602574903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5268468193400369">
            <text:p>0.5268468193400369</text:p>
          </table:table-cell>
          <table:table-cell office:value-type="float" office:value="0.013924926639689646">
            <text:p>0.01392492663968964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5117545283930223">
            <text:p>0.5117545283930223</text:p>
          </table:table-cell>
          <table:table-cell office:value-type="float" office:value="0.008713316087941111">
            <text:p>0.008713316087941111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5391251712075574">
            <text:p>0.5391251712075574</text:p>
          </table:table-cell>
          <table:table-cell office:value-type="float" office:value="0.02257541244712912">
            <text:p>0.02257541244712912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0.8097115697487427">
            <text:p>0.8097115697487427</text:p>
          </table:table-cell>
          <table:table-cell office:value-type="float" office:value="0.026411167051135838">
            <text:p>0.02641116705113583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518349674947836">
            <text:p>1.3518349674947836</text:p>
          </table:table-cell>
          <table:table-cell office:value-type="float" office:value="0.03862543564138037">
            <text:p>0.03862543564138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8744537995024193">
            <text:p>1.8744537995024193</text:p>
          </table:table-cell>
          <table:table-cell office:value-type="float" office:value="0.03602105049819911">
            <text:p>0.0360210504981991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0918883088676">
            <text:p>2.40918883088676</text:p>
          </table:table-cell>
          <table:table-cell office:value-type="float" office:value="0.036555352443602786">
            <text:p>0.03655535244360278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943353528663739">
            <text:p>2.943353528663739</text:p>
          </table:table-cell>
          <table:table-cell office:value-type="float" office:value="0.06327084241814446">
            <text:p>0.06327084241814446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7904931473293795">
            <text:p>3.7904931473293795</text:p>
          </table:table-cell>
          <table:table-cell office:value-type="float" office:value="0.09482107433888128">
            <text:p>0.09482107433888128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574471053528602">
            <text:p>4.574471053528602</text:p>
          </table:table-cell>
          <table:table-cell office:value-type="float" office:value="0.11639682719469413">
            <text:p>0.11639682719469413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537169214595695">
            <text:p>5.537169214595695</text:p>
          </table:table-cell>
          <table:table-cell office:value-type="float" office:value="0.15511846352373979">
            <text:p>0.15511846352373979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6.9018785840304036">
            <text:p>6.9018785840304036</text:p>
          </table:table-cell>
          <table:table-cell office:value-type="float" office:value="0.17994915000955966">
            <text:p>0.1799491500095596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320566507219567">
            <text:p>8.320566507219567</text:p>
          </table:table-cell>
          <table:table-cell office:value-type="float" office:value="0.19358716409927018">
            <text:p>0.1935871640992701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729884591203843">
            <text:p>10.729884591203843</text:p>
          </table:table-cell>
          <table:table-cell office:value-type="float" office:value="0.28106141706165094">
            <text:p>0.2810614170616509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529702455841855">
            <text:p>12.529702455841855</text:p>
          </table:table-cell>
          <table:table-cell office:value-type="float" office:value="0.4546088211089426">
            <text:p>0.454608821108942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587529003332293">
            <text:p>15.587529003332293</text:p>
          </table:table-cell>
          <table:table-cell office:value-type="float" office:value="0.5806197618134358">
            <text:p>0.5806197618134358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8.81572905711697">
            <text:p>18.81572905711697</text:p>
          </table:table-cell>
          <table:table-cell office:value-type="float" office:value="0.3253221110024983">
            <text:p>0.3253221110024983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3.58523222123538">
            <text:p>23.58523222123538</text:p>
          </table:table-cell>
          <table:table-cell office:value-type="float" office:value="0.8038889585011456">
            <text:p>0.803888958501145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32.475256404304524">
            <text:p>32.475256404304524</text:p>
          </table:table-cell>
          <table:table-cell office:value-type="float" office:value="1.1718578123209134">
            <text:p>1.171857812320913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60.91351423388195">
            <text:p>60.91351423388195</text:p>
          </table:table-cell>
          <table:table-cell office:value-type="float" office:value="1.1763993160233448">
            <text:p>1.1763993160233448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93.75535974104375">
            <text:p>93.75535974104375</text:p>
          </table:table-cell>
          <table:table-cell office:value-type="float" office:value="2.380898803987789">
            <text:p>2.380898803987789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29.7039984442044">
            <text:p>129.7039984442044</text:p>
          </table:table-cell>
          <table:table-cell office:value-type="float" office:value="1.859744316590775">
            <text:p>1.859744316590775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62.62385523040075">
            <text:p>162.62385523040075</text:p>
          </table:table-cell>
          <table:table-cell office:value-type="float" office:value="3.498755417790358">
            <text:p>3.49875541779035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03.41029469422176">
            <text:p>203.41029469422176</text:p>
          </table:table-cell>
          <table:table-cell office:value-type="float" office:value="3.115266926495667">
            <text:p>3.11526692649566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47.39068448981124">
            <text:p>247.39068448981124</text:p>
          </table:table-cell>
          <table:table-cell office:value-type="float" office:value="5.714588999148127">
            <text:p>5.71458899914812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05.9138145412579">
            <text:p>305.9138145412579</text:p>
          </table:table-cell>
          <table:table-cell office:value-type="float" office:value="5.643454529283999">
            <text:p>5.643454529283999</text:p>
          </table:table-cell>
        </table:table-row>
      </table:table>
      <table:table table:name="Dp=1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66.37019013869593">
            <text:p>466.37019013869593</text:p>
          </table:table-cell>
          <table:table-cell office:value-type="float" office:value="13.671253547322646">
            <text:p>13.67125354732264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4.1301113929432">
            <text:p>464.1301113929432</text:p>
          </table:table-cell>
          <table:table-cell office:value-type="float" office:value="7.3596404982714425">
            <text:p>7.359640498271442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57.63612080004907">
            <text:p>457.63612080004907</text:p>
          </table:table-cell>
          <table:table-cell office:value-type="float" office:value="6.7519013542927295">
            <text:p>6.751901354292729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58.57778616501736">
            <text:p>458.57778616501736</text:p>
          </table:table-cell>
          <table:table-cell office:value-type="float" office:value="4.952442786607744">
            <text:p>4.95244278660774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61.71514208468517">
            <text:p>461.71514208468517</text:p>
          </table:table-cell>
          <table:table-cell office:value-type="float" office:value="8.929753708928079">
            <text:p>8.929753708928079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81.7548783941294">
            <text:p>481.7548783941294</text:p>
          </table:table-cell>
          <table:table-cell office:value-type="float" office:value="5.470577213680871">
            <text:p>5.4705772136808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70.55171224071154">
            <text:p>470.55171224071154</text:p>
          </table:table-cell>
          <table:table-cell office:value-type="float" office:value="5.465576969996331">
            <text:p>5.46557696999633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7.7920782803825">
            <text:p>457.7920782803825</text:p>
          </table:table-cell>
          <table:table-cell office:value-type="float" office:value="6.052050320420161">
            <text:p>6.052050320420161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7.67006982378433">
            <text:p>457.67006982378433</text:p>
          </table:table-cell>
          <table:table-cell office:value-type="float" office:value="9.72806143468111">
            <text:p>9.7280614346811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4.12165991131286">
            <text:p>454.12165991131286</text:p>
          </table:table-cell>
          <table:table-cell office:value-type="float" office:value="8.261310505360717">
            <text:p>8.26131050536071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3.8313991879546">
            <text:p>463.8313991879546</text:p>
          </table:table-cell>
          <table:table-cell office:value-type="float" office:value="7.360566307804515">
            <text:p>7.36056630780451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4.0727043569092">
            <text:p>464.0727043569092</text:p>
          </table:table-cell>
          <table:table-cell office:value-type="float" office:value="9.039624837746114">
            <text:p>9.03962483774611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1.5850496522595">
            <text:p>461.5850496522595</text:p>
          </table:table-cell>
          <table:table-cell office:value-type="float" office:value="6.864568348662856">
            <text:p>6.86456834866285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6.86059655057835">
            <text:p>456.86059655057835</text:p>
          </table:table-cell>
          <table:table-cell office:value-type="float" office:value="13.02358946702191">
            <text:p>13.02358946702191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68.14946618823626">
            <text:p>468.14946618823626</text:p>
          </table:table-cell>
          <table:table-cell office:value-type="float" office:value="5.013260102185327">
            <text:p>5.01326010218532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47.77797829387464">
            <text:p>447.77797829387464</text:p>
          </table:table-cell>
          <table:table-cell office:value-type="float" office:value="7.351157089951978">
            <text:p>7.35115708995197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61.26650094257803">
            <text:p>461.26650094257803</text:p>
          </table:table-cell>
          <table:table-cell office:value-type="float" office:value="5.856849344434607">
            <text:p>5.85684934443460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74.0029828516607">
            <text:p>474.0029828516607</text:p>
          </table:table-cell>
          <table:table-cell office:value-type="float" office:value="6.312489527632519">
            <text:p>6.31248952763251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76.8643306868512">
            <text:p>476.8643306868512</text:p>
          </table:table-cell>
          <table:table-cell office:value-type="float" office:value="3.4431814516585173">
            <text:p>3.4431814516585173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1.2813898804637">
            <text:p>461.2813898804637</text:p>
          </table:table-cell>
          <table:table-cell office:value-type="float" office:value="9.256331178338106">
            <text:p>9.25633117833810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44.7108496067032">
            <text:p>444.7108496067032</text:p>
          </table:table-cell>
          <table:table-cell office:value-type="float" office:value="5.185000225909899">
            <text:p>5.185000225909899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60.9277304377938">
            <text:p>460.9277304377938</text:p>
          </table:table-cell>
          <table:table-cell office:value-type="float" office:value="7.048731418288691">
            <text:p>7.048731418288691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64.25103003850364">
            <text:p>464.25103003850364</text:p>
          </table:table-cell>
          <table:table-cell office:value-type="float" office:value="8.801883600106489">
            <text:p>8.801883600106489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72.250082802839">
            <text:p>472.250082802839</text:p>
          </table:table-cell>
          <table:table-cell office:value-type="float" office:value="6.492806538450665">
            <text:p>6.49280653845066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0.90368317654554">
            <text:p>450.90368317654554</text:p>
          </table:table-cell>
          <table:table-cell office:value-type="float" office:value="16.831667879765067">
            <text:p>16.83166787976506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36.62544309771147">
            <text:p>436.62544309771147</text:p>
          </table:table-cell>
          <table:table-cell office:value-type="float" office:value="8.148330390800721">
            <text:p>8.148330390800721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6.6330878366292">
            <text:p>326.6330878366292</text:p>
          </table:table-cell>
          <table:table-cell office:value-type="float" office:value="16.74275020939316">
            <text:p>16.74275020939316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97.5778148024962">
            <text:p>197.5778148024962</text:p>
          </table:table-cell>
          <table:table-cell office:value-type="float" office:value="7.194606922476518">
            <text:p>7.19460692247651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10.74709623917158">
            <text:p>110.74709623917158</text:p>
          </table:table-cell>
          <table:table-cell office:value-type="float" office:value="8.71762622081406">
            <text:p>8.7176262208140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2.924134907335095">
            <text:p>32.924134907335095</text:p>
          </table:table-cell>
          <table:table-cell office:value-type="float" office:value="12.23117040507053">
            <text:p>12.23117040507053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5.467643498188954">
            <text:p>15.467643498188954</text:p>
          </table:table-cell>
          <table:table-cell office:value-type="float" office:value="11.057230268427636">
            <text:p>11.05723026842763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8807480854476104">
            <text:p>0.8807480854476104</text:p>
          </table:table-cell>
          <table:table-cell office:value-type="float" office:value="0.02067269994829135">
            <text:p>0.0206726999482913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8646565182524568">
            <text:p>0.8646565182524568</text:p>
          </table:table-cell>
          <table:table-cell office:value-type="float" office:value="0.014734371145720924">
            <text:p>0.01473437114572092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121852586135541">
            <text:p>0.8121852586135541</text:p>
          </table:table-cell>
          <table:table-cell office:value-type="float" office:value="0.014977880909432306">
            <text:p>0.01497788090943230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93656316601212">
            <text:p>0.793656316601212</text:p>
          </table:table-cell>
          <table:table-cell office:value-type="float" office:value="0.01076106980946041">
            <text:p>0.0107610698094604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735690757451239">
            <text:p>0.7735690757451239</text:p>
          </table:table-cell>
          <table:table-cell office:value-type="float" office:value="0.02162973096620795">
            <text:p>0.0216297309662079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8093823292024531">
            <text:p>0.8093823292024531</text:p>
          </table:table-cell>
          <table:table-cell office:value-type="float" office:value="0.029408136302753168">
            <text:p>0.02940813630275316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689479831684903">
            <text:p>0.8689479831684903</text:p>
          </table:table-cell>
          <table:table-cell office:value-type="float" office:value="0.026307681293605282">
            <text:p>0.026307681293605282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417170889451606">
            <text:p>1.0417170889451606</text:p>
          </table:table-cell>
          <table:table-cell office:value-type="float" office:value="0.03714341740637874">
            <text:p>0.0371434174063787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73514997086785">
            <text:p>1.473514997086785</text:p>
          </table:table-cell>
          <table:table-cell office:value-type="float" office:value="0.038296068525128964">
            <text:p>0.0382960685251289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1098820896854966">
            <text:p>2.1098820896854966</text:p>
          </table:table-cell>
          <table:table-cell office:value-type="float" office:value="0.09408109765537462">
            <text:p>0.09408109765537462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64080564887782">
            <text:p>2.464080564887782</text:p>
          </table:table-cell>
          <table:table-cell office:value-type="float" office:value="0.06001867370735492">
            <text:p>0.0600186737073549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2260463170115123">
            <text:p>3.2260463170115123</text:p>
          </table:table-cell>
          <table:table-cell office:value-type="float" office:value="0.1001870805024602">
            <text:p>0.1001870805024602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7132294956770453">
            <text:p>3.7132294956770453</text:p>
          </table:table-cell>
          <table:table-cell office:value-type="float" office:value="0.1554094842072246">
            <text:p>0.155409484207224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922043013225581">
            <text:p>4.922043013225581</text:p>
          </table:table-cell>
          <table:table-cell office:value-type="float" office:value="0.19531232035931054">
            <text:p>0.1953123203593105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5458659276018425">
            <text:p>5.5458659276018425</text:p>
          </table:table-cell>
          <table:table-cell office:value-type="float" office:value="0.16709540956024443">
            <text:p>0.1670954095602444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6.649048804359767">
            <text:p>6.649048804359767</text:p>
          </table:table-cell>
          <table:table-cell office:value-type="float" office:value="0.2363584921356997">
            <text:p>0.236358492135699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761603770818455">
            <text:p>8.761603770818455</text:p>
          </table:table-cell>
          <table:table-cell office:value-type="float" office:value="0.2886993852088722">
            <text:p>0.288699385208872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07775251552542">
            <text:p>10.07775251552542</text:p>
          </table:table-cell>
          <table:table-cell office:value-type="float" office:value="0.3316724096355535">
            <text:p>0.331672409635553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940794945677215">
            <text:p>12.940794945677215</text:p>
          </table:table-cell>
          <table:table-cell office:value-type="float" office:value="0.5703174205782298">
            <text:p>0.570317420578229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316731477002444">
            <text:p>15.316731477002444</text:p>
          </table:table-cell>
          <table:table-cell office:value-type="float" office:value="0.40570036335022724">
            <text:p>0.4057003633502272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8.838512631705917">
            <text:p>18.838512631705917</text:p>
          </table:table-cell>
          <table:table-cell office:value-type="float" office:value="0.7534244535641986">
            <text:p>0.753424453564198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33.22367422149493">
            <text:p>33.22367422149493</text:p>
          </table:table-cell>
          <table:table-cell office:value-type="float" office:value="6.066562773927015">
            <text:p>6.06656277392701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40.56758053518076">
            <text:p>40.56758053518076</text:p>
          </table:table-cell>
          <table:table-cell office:value-type="float" office:value="3.7497313337776186">
            <text:p>3.7497313337776186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80.45730294011734">
            <text:p>80.45730294011734</text:p>
          </table:table-cell>
          <table:table-cell office:value-type="float" office:value="3.7195700893186285">
            <text:p>3.719570089318628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0.29012872892811">
            <text:p>120.29012872892811</text:p>
          </table:table-cell>
          <table:table-cell office:value-type="float" office:value="5.643879047269881">
            <text:p>5.64387904726988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3.23369375690635">
            <text:p>163.23369375690635</text:p>
          </table:table-cell>
          <table:table-cell office:value-type="float" office:value="4.449147699610024">
            <text:p>4.44914769961002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1.4232237489644">
            <text:p>191.4232237489644</text:p>
          </table:table-cell>
          <table:table-cell office:value-type="float" office:value="4.998030642540007">
            <text:p>4.998030642540007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2.78107999640378">
            <text:p>242.78107999640378</text:p>
          </table:table-cell>
          <table:table-cell office:value-type="float" office:value="6.040499688489592">
            <text:p>6.04049968848959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87.60839631148576">
            <text:p>287.60839631148576</text:p>
          </table:table-cell>
          <table:table-cell office:value-type="float" office:value="5.688822029357565">
            <text:p>5.68882202935756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57.29390823194524">
            <text:p>357.29390823194524</text:p>
          </table:table-cell>
          <table:table-cell office:value-type="float" office:value="7.123693879054189">
            <text:p>7.123693879054189</text:p>
          </table:table-cell>
        </table:table-row>
      </table:table>
      <table:table table:name="Dp=2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649.7518708730585">
            <text:p>649.7518708730585</text:p>
          </table:table-cell>
          <table:table-cell office:value-type="float" office:value="16.380352149790674">
            <text:p>16.380352149790674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660.8782458629637">
            <text:p>660.8782458629637</text:p>
          </table:table-cell>
          <table:table-cell office:value-type="float" office:value="14.491164944706336">
            <text:p>14.49116494470633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663.781429748594">
            <text:p>663.781429748594</text:p>
          </table:table-cell>
          <table:table-cell office:value-type="float" office:value="11.372083124488588">
            <text:p>11.37208312448858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663.7557258391728">
            <text:p>663.7557258391728</text:p>
          </table:table-cell>
          <table:table-cell office:value-type="float" office:value="6.3236196536213045">
            <text:p>6.323619653621304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667.6987888099827">
            <text:p>667.6987888099827</text:p>
          </table:table-cell>
          <table:table-cell office:value-type="float" office:value="15.297138191621862">
            <text:p>15.29713819162186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669.2130947418437">
            <text:p>669.2130947418437</text:p>
          </table:table-cell>
          <table:table-cell office:value-type="float" office:value="9.363956506164874">
            <text:p>9.363956506164874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661.6332114166187">
            <text:p>661.6332114166187</text:p>
          </table:table-cell>
          <table:table-cell office:value-type="float" office:value="14.133437344475151">
            <text:p>14.13343734447515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646.7938415001375">
            <text:p>646.7938415001375</text:p>
          </table:table-cell>
          <table:table-cell office:value-type="float" office:value="10.777607266380102">
            <text:p>10.77760726638010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637.843909335473">
            <text:p>637.843909335473</text:p>
          </table:table-cell>
          <table:table-cell office:value-type="float" office:value="9.499747877595237">
            <text:p>9.499747877595237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644.9807939083764">
            <text:p>644.9807939083764</text:p>
          </table:table-cell>
          <table:table-cell office:value-type="float" office:value="9.481774126774615">
            <text:p>9.48177412677461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672.5336372283293">
            <text:p>672.5336372283293</text:p>
          </table:table-cell>
          <table:table-cell office:value-type="float" office:value="8.19212951852129">
            <text:p>8.19212951852129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655.3085625449551">
            <text:p>655.3085625449551</text:p>
          </table:table-cell>
          <table:table-cell office:value-type="float" office:value="9.808671929951272">
            <text:p>9.808671929951272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655.0789447069453">
            <text:p>655.0789447069453</text:p>
          </table:table-cell>
          <table:table-cell office:value-type="float" office:value="8.38410375277054">
            <text:p>8.3841037527705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663.9263432922703">
            <text:p>663.9263432922703</text:p>
          </table:table-cell>
          <table:table-cell office:value-type="float" office:value="12.9585884971855">
            <text:p>12.958588497185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658.6918368426568">
            <text:p>658.6918368426568</text:p>
          </table:table-cell>
          <table:table-cell office:value-type="float" office:value="14.707684751882427">
            <text:p>14.70768475188242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650.5134074854298">
            <text:p>650.5134074854298</text:p>
          </table:table-cell>
          <table:table-cell office:value-type="float" office:value="11.189441569301215">
            <text:p>11.189441569301215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657.0338605023095">
            <text:p>657.0338605023095</text:p>
          </table:table-cell>
          <table:table-cell office:value-type="float" office:value="12.764010556734062">
            <text:p>12.76401055673406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631.9966856206917">
            <text:p>631.9966856206917</text:p>
          </table:table-cell>
          <table:table-cell office:value-type="float" office:value="11.608604358935425">
            <text:p>11.60860435893542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649.6099451424952">
            <text:p>649.6099451424952</text:p>
          </table:table-cell>
          <table:table-cell office:value-type="float" office:value="12.672077563439338">
            <text:p>12.67207756343933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665.292686956848">
            <text:p>665.292686956848</text:p>
          </table:table-cell>
          <table:table-cell office:value-type="float" office:value="9.906302246198914">
            <text:p>9.906302246198914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662.8440153688321">
            <text:p>662.8440153688321</text:p>
          </table:table-cell>
          <table:table-cell office:value-type="float" office:value="18.568219234079297">
            <text:p>18.568219234079297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653.0275590638173">
            <text:p>653.0275590638173</text:p>
          </table:table-cell>
          <table:table-cell office:value-type="float" office:value="15.211030541290649">
            <text:p>15.211030541290649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658.7400252380364">
            <text:p>658.7400252380364</text:p>
          </table:table-cell>
          <table:table-cell office:value-type="float" office:value="12.206587581171123">
            <text:p>12.20658758117112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664.6261142792962">
            <text:p>664.6261142792962</text:p>
          </table:table-cell>
          <table:table-cell office:value-type="float" office:value="10.804005286127005">
            <text:p>10.80400528612700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659.0094786883338">
            <text:p>659.0094786883338</text:p>
          </table:table-cell>
          <table:table-cell office:value-type="float" office:value="16.65125701271177">
            <text:p>16.6512570127117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664.3990578616679">
            <text:p>664.3990578616679</text:p>
          </table:table-cell>
          <table:table-cell office:value-type="float" office:value="15.879757752588887">
            <text:p>15.87975775258888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657.1481042878672">
            <text:p>657.1481042878672</text:p>
          </table:table-cell>
          <table:table-cell office:value-type="float" office:value="12.910074691505747">
            <text:p>12.91007469150574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647.1108960892709">
            <text:p>647.1108960892709</text:p>
          </table:table-cell>
          <table:table-cell office:value-type="float" office:value="15.622205110180165">
            <text:p>15.62220511018016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656.7702632845483">
            <text:p>656.7702632845483</text:p>
          </table:table-cell>
          <table:table-cell office:value-type="float" office:value="12.113686800681936">
            <text:p>12.11368680068193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617.0099437995341">
            <text:p>617.0099437995341</text:p>
          </table:table-cell>
          <table:table-cell office:value-type="float" office:value="8.236414782591721">
            <text:p>8.236414782591721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573.3794577051292">
            <text:p>573.3794577051292</text:p>
          </table:table-cell>
          <table:table-cell office:value-type="float" office:value="14.404387237239966">
            <text:p>14.40438723723996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490.2741507727834">
            <text:p>490.2741507727834</text:p>
          </table:table-cell>
          <table:table-cell office:value-type="float" office:value="15.067058489114165">
            <text:p>15.06705848911416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43.23159611315964">
            <text:p>343.23159611315964</text:p>
          </table:table-cell>
          <table:table-cell office:value-type="float" office:value="13.645290939007069">
            <text:p>13.645290939007069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268.26533871908475">
            <text:p>268.26533871908475</text:p>
          </table:table-cell>
          <table:table-cell office:value-type="float" office:value="8.51796082784849">
            <text:p>8.51796082784849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87.0058839473837">
            <text:p>187.0058839473837</text:p>
          </table:table-cell>
          <table:table-cell office:value-type="float" office:value="13.254365948911461">
            <text:p>13.25436594891146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17.94148973459119">
            <text:p>117.94148973459119</text:p>
          </table:table-cell>
          <table:table-cell office:value-type="float" office:value="24.198977258292555">
            <text:p>24.19897725829255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7.1299137887019">
            <text:p>107.1299137887019</text:p>
          </table:table-cell>
          <table:table-cell office:value-type="float" office:value="20.028409329497524">
            <text:p>20.02840932949752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56.145741898868">
            <text:p>156.145741898868</text:p>
          </table:table-cell>
          <table:table-cell office:value-type="float" office:value="15.434229691423944">
            <text:p>15.43422969142394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84.77374996646648">
            <text:p>84.77374996646648</text:p>
          </table:table-cell>
          <table:table-cell office:value-type="float" office:value="21.50234677112601">
            <text:p>21.50234677112601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34.27956588768495">
            <text:p>134.27956588768495</text:p>
          </table:table-cell>
          <table:table-cell office:value-type="float" office:value="17.16051118905066">
            <text:p>17.1605111890506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2.84680117199028">
            <text:p>112.84680117199028</text:p>
          </table:table-cell>
          <table:table-cell office:value-type="float" office:value="29.34430788404273">
            <text:p>29.34430788404273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20.30014330270016">
            <text:p>120.30014330270016</text:p>
          </table:table-cell>
          <table:table-cell office:value-type="float" office:value="29.236987415055083">
            <text:p>29.23698741505508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89.73159731350405">
            <text:p>89.73159731350405</text:p>
          </table:table-cell>
          <table:table-cell office:value-type="float" office:value="22.704203441427005">
            <text:p>22.704203441427005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76.93920049946654">
            <text:p>76.93920049946654</text:p>
          </table:table-cell>
          <table:table-cell office:value-type="float" office:value="22.094984906585292">
            <text:p>22.094984906585292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11.53703243441596">
            <text:p>111.53703243441596</text:p>
          </table:table-cell>
          <table:table-cell office:value-type="float" office:value="21.156696383089912">
            <text:p>21.15669638308991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04.0780403642508">
            <text:p>104.0780403642508</text:p>
          </table:table-cell>
          <table:table-cell office:value-type="float" office:value="14.331024458239705">
            <text:p>14.33102445823970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6.08368162209278">
            <text:p>76.08368162209278</text:p>
          </table:table-cell>
          <table:table-cell office:value-type="float" office:value="20.746939045084915">
            <text:p>20.746939045084915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53.94152135812412">
            <text:p>53.94152135812412</text:p>
          </table:table-cell>
          <table:table-cell office:value-type="float" office:value="16.153560717291608">
            <text:p>16.15356071729160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91.9445064227813">
            <text:p>91.9445064227813</text:p>
          </table:table-cell>
          <table:table-cell office:value-type="float" office:value="17.08090789101201">
            <text:p>17.08090789101201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05.06840901054298">
            <text:p>105.06840901054298</text:p>
          </table:table-cell>
          <table:table-cell office:value-type="float" office:value="12.526951249700044">
            <text:p>12.52695124970004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40.31868076829954">
            <text:p>140.31868076829954</text:p>
          </table:table-cell>
          <table:table-cell office:value-type="float" office:value="21.668284950431957">
            <text:p>21.66828495043195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45.93800845635806">
            <text:p>145.93800845635806</text:p>
          </table:table-cell>
          <table:table-cell office:value-type="float" office:value="6.675825574347099">
            <text:p>6.675825574347099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78.98552371664272">
            <text:p>178.98552371664272</text:p>
          </table:table-cell>
          <table:table-cell office:value-type="float" office:value="13.733022615518648">
            <text:p>13.73302261551864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13.50934695039828">
            <text:p>213.50934695039828</text:p>
          </table:table-cell>
          <table:table-cell office:value-type="float" office:value="14.820223422946452">
            <text:p>14.820223422946452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21.245927158741">
            <text:p>221.245927158741</text:p>
          </table:table-cell>
          <table:table-cell office:value-type="float" office:value="12.537773554959912">
            <text:p>12.53777355495991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260.86900776752884">
            <text:p>260.86900776752884</text:p>
          </table:table-cell>
          <table:table-cell office:value-type="float" office:value="8.944985392479138">
            <text:p>8.94498539247913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280.3055816420873">
            <text:p>280.3055816420873</text:p>
          </table:table-cell>
          <table:table-cell office:value-type="float" office:value="6.344116871306026">
            <text:p>6.34411687130602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318.29816170068904">
            <text:p>318.29816170068904</text:p>
          </table:table-cell>
          <table:table-cell office:value-type="float" office:value="16.37968920598519">
            <text:p>16.3796892059851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368.00762548904106">
            <text:p>368.00762548904106</text:p>
          </table:table-cell>
          <table:table-cell office:value-type="float" office:value="7.840416980958244">
            <text:p>7.84041698095824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392.30599409574637">
            <text:p>392.30599409574637</text:p>
          </table:table-cell>
          <table:table-cell office:value-type="float" office:value="8.251999694001617">
            <text:p>8.25199969400161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459.7522261946092">
            <text:p>459.7522261946092</text:p>
          </table:table-cell>
          <table:table-cell office:value-type="float" office:value="10.748635867458342">
            <text:p>10.748635867458342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014.8508494729806">
            <text:p>1014.8508494729806</text:p>
          </table:table-cell>
          <table:table-cell office:value-type="float" office:value="8.637015919669532">
            <text:p>8.63701591966953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017.8279470082425">
            <text:p>1017.8279470082425</text:p>
          </table:table-cell>
          <table:table-cell office:value-type="float" office:value="13.751839161792814">
            <text:p>13.75183916179281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050.599110309578">
            <text:p>1050.599110309578</text:p>
          </table:table-cell>
          <table:table-cell office:value-type="float" office:value="21.810776843679147">
            <text:p>21.810776843679147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042.9667738864914">
            <text:p>1042.9667738864914</text:p>
          </table:table-cell>
          <table:table-cell office:value-type="float" office:value="13.000835087726252">
            <text:p>13.000835087726252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072.4185435885743">
            <text:p>1072.4185435885743</text:p>
          </table:table-cell>
          <table:table-cell office:value-type="float" office:value="16.615735337863907">
            <text:p>16.61573533786390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043.2317305384381">
            <text:p>1043.2317305384381</text:p>
          </table:table-cell>
          <table:table-cell office:value-type="float" office:value="7.965755301953946">
            <text:p>7.96575530195394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048.1141059348317">
            <text:p>1048.1141059348317</text:p>
          </table:table-cell>
          <table:table-cell office:value-type="float" office:value="9.600144098617836">
            <text:p>9.60014409861783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016.4290387543169">
            <text:p>1016.4290387543169</text:p>
          </table:table-cell>
          <table:table-cell office:value-type="float" office:value="21.467620853417177">
            <text:p>21.46762085341717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041.4724959418968">
            <text:p>1041.4724959418968</text:p>
          </table:table-cell>
          <table:table-cell office:value-type="float" office:value="23.146604767956774">
            <text:p>23.14660476795677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036.1489012120117">
            <text:p>1036.1489012120117</text:p>
          </table:table-cell>
          <table:table-cell office:value-type="float" office:value="14.430806965735005">
            <text:p>14.43080696573500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998.7145828352898">
            <text:p>998.7145828352898</text:p>
          </table:table-cell>
          <table:table-cell office:value-type="float" office:value="21.45480923070408">
            <text:p>21.4548092307040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032.0046840958278">
            <text:p>1032.0046840958278</text:p>
          </table:table-cell>
          <table:table-cell office:value-type="float" office:value="25.97000762476008">
            <text:p>25.9700076247600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031.2238437670194">
            <text:p>1031.2238437670194</text:p>
          </table:table-cell>
          <table:table-cell office:value-type="float" office:value="15.192150745164412">
            <text:p>15.192150745164412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011.8599327927434">
            <text:p>1011.8599327927434</text:p>
          </table:table-cell>
          <table:table-cell office:value-type="float" office:value="23.499968455451363">
            <text:p>23.49996845545136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982.7523523898705">
            <text:p>982.7523523898705</text:p>
          </table:table-cell>
          <table:table-cell office:value-type="float" office:value="20.471635857601445">
            <text:p>20.47163585760144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031.8562412457447">
            <text:p>1031.8562412457447</text:p>
          </table:table-cell>
          <table:table-cell office:value-type="float" office:value="19.678102839347858">
            <text:p>19.67810283934785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993.9256399915573">
            <text:p>993.9256399915573</text:p>
          </table:table-cell>
          <table:table-cell office:value-type="float" office:value="15.433951778008439">
            <text:p>15.433951778008439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044.060959155377">
            <text:p>1044.060959155377</text:p>
          </table:table-cell>
          <table:table-cell office:value-type="float" office:value="26.582742203571588">
            <text:p>26.582742203571588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071.2409248803085">
            <text:p>1071.2409248803085</text:p>
          </table:table-cell>
          <table:table-cell office:value-type="float" office:value="18.24310348104454">
            <text:p>18.24310348104454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054.931910385023">
            <text:p>1054.931910385023</text:p>
          </table:table-cell>
          <table:table-cell office:value-type="float" office:value="13.114603952192821">
            <text:p>13.114603952192821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020.5710578890488">
            <text:p>1020.5710578890488</text:p>
          </table:table-cell>
          <table:table-cell office:value-type="float" office:value="15.337341357424812">
            <text:p>15.33734135742481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042.8477316230187">
            <text:p>1042.8477316230187</text:p>
          </table:table-cell>
          <table:table-cell office:value-type="float" office:value="17.03511911292664">
            <text:p>17.0351191129266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025.9313232851136">
            <text:p>1025.9313232851136</text:p>
          </table:table-cell>
          <table:table-cell office:value-type="float" office:value="23.711408253917195">
            <text:p>23.71140825391719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031.0543371492536">
            <text:p>1031.0543371492536</text:p>
          </table:table-cell>
          <table:table-cell office:value-type="float" office:value="17.31811994451492">
            <text:p>17.31811994451492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14.4150787058936">
            <text:p>1014.4150787058936</text:p>
          </table:table-cell>
          <table:table-cell office:value-type="float" office:value="27.088305336673784">
            <text:p>27.08830533667378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066.5974934186402">
            <text:p>1066.5974934186402</text:p>
          </table:table-cell>
          <table:table-cell office:value-type="float" office:value="14.07603366274837">
            <text:p>14.0760336627483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004.2070858681287">
            <text:p>1004.2070858681287</text:p>
          </table:table-cell>
          <table:table-cell office:value-type="float" office:value="21.337197926628107">
            <text:p>21.33719792662810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056.9613181676068">
            <text:p>1056.9613181676068</text:p>
          </table:table-cell>
          <table:table-cell office:value-type="float" office:value="20.993685075371445">
            <text:p>20.99368507537144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78.3675449535742">
            <text:p>1078.3675449535742</text:p>
          </table:table-cell>
          <table:table-cell office:value-type="float" office:value="16.981628016448493">
            <text:p>16.98162801644849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52.4947584007573">
            <text:p>1052.4947584007573</text:p>
          </table:table-cell>
          <table:table-cell office:value-type="float" office:value="17.09059994698789">
            <text:p>17.09059994698789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041.6662361277795">
            <text:p>1041.6662361277795</text:p>
          </table:table-cell>
          <table:table-cell office:value-type="float" office:value="18.989620590046233">
            <text:p>18.98962059004623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056.397789883861">
            <text:p>1056.397789883861</text:p>
          </table:table-cell>
          <table:table-cell office:value-type="float" office:value="21.68982548593763">
            <text:p>21.6898254859376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025.570940581409">
            <text:p>1025.570940581409</text:p>
          </table:table-cell>
          <table:table-cell office:value-type="float" office:value="22.174569881745366">
            <text:p>22.17456988174536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028.1147471772044">
            <text:p>1028.1147471772044</text:p>
          </table:table-cell>
          <table:table-cell office:value-type="float" office:value="12.344223825799228">
            <text:p>12.34422382579922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045.151493899685">
            <text:p>1045.151493899685</text:p>
          </table:table-cell>
          <table:table-cell office:value-type="float" office:value="16.578886061147653">
            <text:p>16.57888606114765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006.6444257505776">
            <text:p>1006.6444257505776</text:p>
          </table:table-cell>
          <table:table-cell office:value-type="float" office:value="21.72674200991803">
            <text:p>21.7267420099180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40.9029151050142">
            <text:p>1040.9029151050142</text:p>
          </table:table-cell>
          <table:table-cell office:value-type="float" office:value="19.391076383748803">
            <text:p>19.39107638374880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022.3670913954827">
            <text:p>1022.3670913954827</text:p>
          </table:table-cell>
          <table:table-cell office:value-type="float" office:value="19.770823372784946">
            <text:p>19.77082337278494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017.0789114508447">
            <text:p>1017.0789114508447</text:p>
          </table:table-cell>
          <table:table-cell office:value-type="float" office:value="15.185918286962382">
            <text:p>15.185918286962382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27.9616346148355">
            <text:p>1027.9616346148355</text:p>
          </table:table-cell>
          <table:table-cell office:value-type="float" office:value="27.764383819713146">
            <text:p>27.7643838197131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16.521569251349">
            <text:p>1016.521569251349</text:p>
          </table:table-cell>
          <table:table-cell office:value-type="float" office:value="21.396984782922534">
            <text:p>21.39698478292253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973.3802027178097">
            <text:p>973.3802027178097</text:p>
          </table:table-cell>
          <table:table-cell office:value-type="float" office:value="15.697413491738626">
            <text:p>15.69741349173862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961.7158470377419">
            <text:p>961.7158470377419</text:p>
          </table:table-cell>
          <table:table-cell office:value-type="float" office:value="23.613968794777524">
            <text:p>23.61396879477752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996.3957339975499">
            <text:p>996.3957339975499</text:p>
          </table:table-cell>
          <table:table-cell office:value-type="float" office:value="25.554360445362857">
            <text:p>25.55436044536285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970.9922964856062">
            <text:p>970.9922964856062</text:p>
          </table:table-cell>
          <table:table-cell office:value-type="float" office:value="16.246316061559355">
            <text:p>16.24631606155935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943.3084899545614">
            <text:p>943.3084899545614</text:p>
          </table:table-cell>
          <table:table-cell office:value-type="float" office:value="13.11483288818505">
            <text:p>13.1148328881850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937.444964430177">
            <text:p>937.444964430177</text:p>
          </table:table-cell>
          <table:table-cell office:value-type="float" office:value="21.692431698339515">
            <text:p>21.692431698339515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47.4711227739111">
            <text:p>947.4711227739111</text:p>
          </table:table-cell>
          <table:table-cell office:value-type="float" office:value="17.784376445958795">
            <text:p>17.784376445958795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913.4682582040268">
            <text:p>913.4682582040268</text:p>
          </table:table-cell>
          <table:table-cell office:value-type="float" office:value="13.319571151343418">
            <text:p>13.319571151343418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71.9628971082782">
            <text:p>871.9628971082782</text:p>
          </table:table-cell>
          <table:table-cell office:value-type="float" office:value="27.972036821674767">
            <text:p>27.97203682167476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862.4491353831497">
            <text:p>862.4491353831497</text:p>
          </table:table-cell>
          <table:table-cell office:value-type="float" office:value="24.461628951976365">
            <text:p>24.46162895197636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827.5959952034227">
            <text:p>827.5959952034227</text:p>
          </table:table-cell>
          <table:table-cell office:value-type="float" office:value="21.09572826758032">
            <text:p>21.0957282675803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801.3840551100745">
            <text:p>801.3840551100745</text:p>
          </table:table-cell>
          <table:table-cell office:value-type="float" office:value="10.761400387665939">
            <text:p>10.761400387665939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793.4893463064107">
            <text:p>793.4893463064107</text:p>
          </table:table-cell>
          <table:table-cell office:value-type="float" office:value="23.3300875866933">
            <text:p>23.330087586693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757.2775404248589">
            <text:p>757.2775404248589</text:p>
          </table:table-cell>
          <table:table-cell office:value-type="float" office:value="24.65618678059472">
            <text:p>24.6561867805947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787.3120178024149">
            <text:p>787.3120178024149</text:p>
          </table:table-cell>
          <table:table-cell office:value-type="float" office:value="27.539798929892477">
            <text:p>27.539798929892477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777.8353742850913">
            <text:p>777.8353742850913</text:p>
          </table:table-cell>
          <table:table-cell office:value-type="float" office:value="18.229479790139283">
            <text:p>18.22947979013928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757.2116318616546">
            <text:p>757.2116318616546</text:p>
          </table:table-cell>
          <table:table-cell office:value-type="float" office:value="17.151587416686244">
            <text:p>17.15158741668624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765.1091029162341">
            <text:p>765.1091029162341</text:p>
          </table:table-cell>
          <table:table-cell office:value-type="float" office:value="15.052739487531802">
            <text:p>15.05273948753180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731.021605951092">
            <text:p>731.021605951092</text:p>
          </table:table-cell>
          <table:table-cell office:value-type="float" office:value="27.03886446228065">
            <text:p>27.0388644622806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765.4197715351958">
            <text:p>765.4197715351958</text:p>
          </table:table-cell>
          <table:table-cell office:value-type="float" office:value="18.277566501676404">
            <text:p>18.277566501676404</text:p>
          </table:table-cell>
        </table:table-row>
      </table:table>
      <table:table table:name="Dp=10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26.3891725427245">
            <text:p>1426.3891725427245</text:p>
          </table:table-cell>
          <table:table-cell office:value-type="float" office:value="24.770098310667965">
            <text:p>24.77009831066796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52.0408721707595">
            <text:p>1452.0408721707595</text:p>
          </table:table-cell>
          <table:table-cell office:value-type="float" office:value="23.081773679152437">
            <text:p>23.08177367915243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88.0053209085231">
            <text:p>1488.0053209085231</text:p>
          </table:table-cell>
          <table:table-cell office:value-type="float" office:value="20.4789704274719">
            <text:p>20.4789704274719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39.5269037452777">
            <text:p>1439.5269037452777</text:p>
          </table:table-cell>
          <table:table-cell office:value-type="float" office:value="30.33883871932343">
            <text:p>30.3388387193234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70.4250978800137">
            <text:p>1470.4250978800137</text:p>
          </table:table-cell>
          <table:table-cell office:value-type="float" office:value="32.449789871862066">
            <text:p>32.44978987186206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70.2596554832485">
            <text:p>1470.2596554832485</text:p>
          </table:table-cell>
          <table:table-cell office:value-type="float" office:value="19.91061676113475">
            <text:p>19.9106167611347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83.929242753064">
            <text:p>1483.929242753064</text:p>
          </table:table-cell>
          <table:table-cell office:value-type="float" office:value="22.667155000420472">
            <text:p>22.66715500042047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29.2886871114258">
            <text:p>1429.2886871114258</text:p>
          </table:table-cell>
          <table:table-cell office:value-type="float" office:value="36.96405373286746">
            <text:p>36.9640537328674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80.5603600787601">
            <text:p>1480.5603600787601</text:p>
          </table:table-cell>
          <table:table-cell office:value-type="float" office:value="28.136032302315034">
            <text:p>28.13603230231503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68.2499645291273">
            <text:p>1468.2499645291273</text:p>
          </table:table-cell>
          <table:table-cell office:value-type="float" office:value="34.46687420991124">
            <text:p>34.4668742099112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506.8986102854083">
            <text:p>1506.8986102854083</text:p>
          </table:table-cell>
          <table:table-cell office:value-type="float" office:value="27.723739927091454">
            <text:p>27.723739927091454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58.8466910479713">
            <text:p>1458.8466910479713</text:p>
          </table:table-cell>
          <table:table-cell office:value-type="float" office:value="27.119972055019353">
            <text:p>27.11997205501935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55.8234425112764">
            <text:p>1455.8234425112764</text:p>
          </table:table-cell>
          <table:table-cell office:value-type="float" office:value="29.808209261909592">
            <text:p>29.808209261909592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14.4429598929544">
            <text:p>1414.4429598929544</text:p>
          </table:table-cell>
          <table:table-cell office:value-type="float" office:value="24.200213151628258">
            <text:p>24.20021315162825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17.2952965751324">
            <text:p>1417.2952965751324</text:p>
          </table:table-cell>
          <table:table-cell office:value-type="float" office:value="23.116532193810848">
            <text:p>23.116532193810848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75.8480651294262">
            <text:p>1475.8480651294262</text:p>
          </table:table-cell>
          <table:table-cell office:value-type="float" office:value="30.901091375421284">
            <text:p>30.90109137542128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66.9150213611008">
            <text:p>1466.9150213611008</text:p>
          </table:table-cell>
          <table:table-cell office:value-type="float" office:value="29.52042634659228">
            <text:p>29.5204263465922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434.0774718651003">
            <text:p>1434.0774718651003</text:p>
          </table:table-cell>
          <table:table-cell office:value-type="float" office:value="38.60531507592437">
            <text:p>38.60531507592437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70.949936768155">
            <text:p>1470.949936768155</text:p>
          </table:table-cell>
          <table:table-cell office:value-type="float" office:value="24.146786093393118">
            <text:p>24.14678609339311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440.9831125387977">
            <text:p>1440.9831125387977</text:p>
          </table:table-cell>
          <table:table-cell office:value-type="float" office:value="20.279771141592626">
            <text:p>20.27977114159262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74.1321362692963">
            <text:p>1474.1321362692963</text:p>
          </table:table-cell>
          <table:table-cell office:value-type="float" office:value="22.536983328941158">
            <text:p>22.536983328941158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06.5282477314552">
            <text:p>1406.5282477314552</text:p>
          </table:table-cell>
          <table:table-cell office:value-type="float" office:value="28.80551050577072">
            <text:p>28.80551050577072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69.9161151684746">
            <text:p>1469.9161151684746</text:p>
          </table:table-cell>
          <table:table-cell office:value-type="float" office:value="29.58163579734255">
            <text:p>29.5816357973425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439.9640291527144">
            <text:p>1439.9640291527144</text:p>
          </table:table-cell>
          <table:table-cell office:value-type="float" office:value="27.78726192236842">
            <text:p>27.78726192236842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481.8884891584144">
            <text:p>1481.8884891584144</text:p>
          </table:table-cell>
          <table:table-cell office:value-type="float" office:value="24.553400488170865">
            <text:p>24.553400488170865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490.6537025274679">
            <text:p>1490.6537025274679</text:p>
          </table:table-cell>
          <table:table-cell office:value-type="float" office:value="35.56156114738158">
            <text:p>35.5615611473815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430.7728281142802">
            <text:p>1430.7728281142802</text:p>
          </table:table-cell>
          <table:table-cell office:value-type="float" office:value="24.195894026936013">
            <text:p>24.195894026936013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448.0678603801407">
            <text:p>1448.0678603801407</text:p>
          </table:table-cell>
          <table:table-cell office:value-type="float" office:value="35.21645141767546">
            <text:p>35.2164514176754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452.0371310727692">
            <text:p>1452.0371310727692</text:p>
          </table:table-cell>
          <table:table-cell office:value-type="float" office:value="25.991699871651296">
            <text:p>25.99169987165129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463.411852963328">
            <text:p>1463.411852963328</text:p>
          </table:table-cell>
          <table:table-cell office:value-type="float" office:value="35.872927747256185">
            <text:p>35.87292774725618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410.8045165329384">
            <text:p>1410.8045165329384</text:p>
          </table:table-cell>
          <table:table-cell office:value-type="float" office:value="19.393842752167032">
            <text:p>19.393842752167032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485.120205289421">
            <text:p>1485.120205289421</text:p>
          </table:table-cell>
          <table:table-cell office:value-type="float" office:value="18.52767881698526">
            <text:p>18.5276788169852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458.2062285770623">
            <text:p>1458.2062285770623</text:p>
          </table:table-cell>
          <table:table-cell office:value-type="float" office:value="26.00969289207351">
            <text:p>26.00969289207351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464.9313482961716">
            <text:p>1464.9313482961716</text:p>
          </table:table-cell>
          <table:table-cell office:value-type="float" office:value="30.741672511359344">
            <text:p>30.741672511359344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461.0498367728283">
            <text:p>1461.0498367728283</text:p>
          </table:table-cell>
          <table:table-cell office:value-type="float" office:value="44.327268164179756">
            <text:p>44.32726816417975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469.4353410887102">
            <text:p>1469.4353410887102</text:p>
          </table:table-cell>
          <table:table-cell office:value-type="float" office:value="17.178341918131686">
            <text:p>17.17834191813168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424.026470161941">
            <text:p>1424.026470161941</text:p>
          </table:table-cell>
          <table:table-cell office:value-type="float" office:value="26.878610616627775">
            <text:p>26.87861061662777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472.307345229287">
            <text:p>1472.307345229287</text:p>
          </table:table-cell>
          <table:table-cell office:value-type="float" office:value="13.522107346815652">
            <text:p>13.522107346815652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446.813435709893">
            <text:p>1446.813435709893</text:p>
          </table:table-cell>
          <table:table-cell office:value-type="float" office:value="27.140522940462304">
            <text:p>27.14052294046230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445.3135615567303">
            <text:p>1445.3135615567303</text:p>
          </table:table-cell>
          <table:table-cell office:value-type="float" office:value="26.467944092177117">
            <text:p>26.4679440921771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04.7621201843267">
            <text:p>1404.7621201843267</text:p>
          </table:table-cell>
          <table:table-cell office:value-type="float" office:value="22.50047094133114">
            <text:p>22.5004709413311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448.1886950503272">
            <text:p>1448.1886950503272</text:p>
          </table:table-cell>
          <table:table-cell office:value-type="float" office:value="17.3251391799129">
            <text:p>17.3251391799129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455.4034931903195">
            <text:p>1455.4034931903195</text:p>
          </table:table-cell>
          <table:table-cell office:value-type="float" office:value="25.766158531892668">
            <text:p>25.766158531892668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458.3357289565658">
            <text:p>1458.3357289565658</text:p>
          </table:table-cell>
          <table:table-cell office:value-type="float" office:value="34.298594219202855">
            <text:p>34.29859421920285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480.6045774029499">
            <text:p>1480.6045774029499</text:p>
          </table:table-cell>
          <table:table-cell office:value-type="float" office:value="38.75837517152768">
            <text:p>38.7583751715276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429.845743818722">
            <text:p>1429.845743818722</text:p>
          </table:table-cell>
          <table:table-cell office:value-type="float" office:value="24.856982572498723">
            <text:p>24.85698257249872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416.9615727698706">
            <text:p>1416.9615727698706</text:p>
          </table:table-cell>
          <table:table-cell office:value-type="float" office:value="27.801614688389556">
            <text:p>27.80161468838955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392.090903706428">
            <text:p>1392.090903706428</text:p>
          </table:table-cell>
          <table:table-cell office:value-type="float" office:value="17.75803817311665">
            <text:p>17.75803817311665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365.6112418535529">
            <text:p>1365.6112418535529</text:p>
          </table:table-cell>
          <table:table-cell office:value-type="float" office:value="31.068263519755366">
            <text:p>31.06826351975536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407.705082642748">
            <text:p>1407.705082642748</text:p>
          </table:table-cell>
          <table:table-cell office:value-type="float" office:value="28.24650688290489">
            <text:p>28.2465068829048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378.2513700974132">
            <text:p>1378.2513700974132</text:p>
          </table:table-cell>
          <table:table-cell office:value-type="float" office:value="22.829195042516236">
            <text:p>22.82919504251623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348.3971247043723">
            <text:p>1348.3971247043723</text:p>
          </table:table-cell>
          <table:table-cell office:value-type="float" office:value="27.427485774071435">
            <text:p>27.42748577407143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376.9223374800504">
            <text:p>1376.9223374800504</text:p>
          </table:table-cell>
          <table:table-cell office:value-type="float" office:value="27.789563269677164">
            <text:p>27.78956326967716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374.6608533820408">
            <text:p>1374.6608533820408</text:p>
          </table:table-cell>
          <table:table-cell office:value-type="float" office:value="27.450620370563982">
            <text:p>27.450620370563982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305.460181986836">
            <text:p>1305.460181986836</text:p>
          </table:table-cell>
          <table:table-cell office:value-type="float" office:value="32.985166381432265">
            <text:p>32.98516638143226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91.7489243740722">
            <text:p>1291.7489243740722</text:p>
          </table:table-cell>
          <table:table-cell office:value-type="float" office:value="21.486776518561495">
            <text:p>21.48677651856149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284.1204666006863">
            <text:p>1284.1204666006863</text:p>
          </table:table-cell>
          <table:table-cell office:value-type="float" office:value="27.743849098565246">
            <text:p>27.74384909856524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250.5039207228194">
            <text:p>1250.5039207228194</text:p>
          </table:table-cell>
          <table:table-cell office:value-type="float" office:value="13.857995064448827">
            <text:p>13.857995064448827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289.0812364401431">
            <text:p>1289.0812364401431</text:p>
          </table:table-cell>
          <table:table-cell office:value-type="float" office:value="29.104358615833995">
            <text:p>29.10435861583399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265.900888478051">
            <text:p>1265.900888478051</text:p>
          </table:table-cell>
          <table:table-cell office:value-type="float" office:value="23.095185815040473">
            <text:p>23.095185815040473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1301.0502896595935">
            <text:p>1301.0502896595935</text:p>
          </table:table-cell>
          <table:table-cell office:value-type="float" office:value="40.449063052859536">
            <text:p>40.4490630528595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